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/>
    <style:font-face style:name="FreeSans1" svg:font-family="FreeSans" style:font-family-generic="swiss"/>
    <style:font-face style:name="LM Mono Caps 10" svg:font-family="'LM Mono Caps 10'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mputadoras" style:family="table">
      <style:table-properties style:width="18.812cm" fo:margin-left="0cm" table:align="left"/>
    </style:style>
    <style:style style:name="Computadoras.A" style:family="table-column">
      <style:table-column-properties style:column-width="4.249cm"/>
    </style:style>
    <style:style style:name="Computadoras.B" style:family="table-column">
      <style:table-column-properties style:column-width="4.251cm"/>
    </style:style>
    <style:style style:name="Computadoras.D" style:family="table-column">
      <style:table-column-properties style:column-width="6.062cm"/>
    </style:style>
    <style:style style:name="Computadoras.A1" style:family="table-cell">
      <style:table-cell-properties fo:padding="0.097cm" fo:border-left="0.05pt solid #000000" fo:border-right="none" fo:border-top="0.05pt solid #000000" fo:border-bottom="0.05pt solid #000000"/>
    </style:style>
    <style:style style:name="Computadoras.D1" style:family="table-cell">
      <style:table-cell-properties fo:padding="0.097cm" fo:border="0.05pt solid #000000"/>
    </style:style>
    <style:style style:name="Computadoras.A2" style:family="table-cell">
      <style:table-cell-properties fo:padding="0.097cm" fo:border-left="0.05pt solid #000000" fo:border-right="none" fo:border-top="none" fo:border-bottom="0.05pt solid #000000"/>
    </style:style>
    <style:style style:name="Computadoras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1.192cm" fo:margin-left="0cm" table:align="left" style:writing-mode="lr-tb"/>
    </style:style>
    <style:style style:name="Tabla1.A" style:family="table-column">
      <style:table-column-properties style:column-width="2.937cm"/>
    </style:style>
    <style:style style:name="Tabla1.B" style:family="table-column">
      <style:table-column-properties style:column-width="8.255cm"/>
    </style:style>
    <style:style style:name="Tabla1.A1" style:family="table-cell">
      <style:table-cell-properties style:vertical-align="top" fo:background-color="#d9d9d9" fo:padding="0.176cm" fo:border="1pt solid #000000">
        <style:background-image/>
      </style:table-cell-properties>
    </style:style>
    <style:style style:name="Tabla1.B1" style:family="table-cell">
      <style:table-cell-properties style:vertical-align="top" fo:padding="0.176cm" fo:border="1pt solid #000000"/>
    </style:style>
    <style:style style:name="Tabla1.B2" style:family="table-cell">
      <style:table-cell-properties style:vertical-align="top" fo:padding="0.176cm" fo:border="1pt solid #000000"/>
    </style:style>
    <style:style style:name="Tabla1.B3" style:family="table-cell">
      <style:table-cell-properties style:vertical-align="top" fo:padding="0.176cm" fo:border="1pt solid #000000"/>
    </style:style>
    <style:style style:name="Tabla1.B4" style:family="table-cell">
      <style:table-cell-properties style:vertical-align="top" fo:padding="0.176cm" fo:border="1pt solid #000000"/>
    </style:style>
    <style:style style:name="Tabla1.B5" style:family="table-cell">
      <style:table-cell-properties style:vertical-align="top" fo:padding="0.176cm" fo:border="1pt solid #000000"/>
    </style:style>
    <style:style style:name="Tabla2" style:family="table">
      <style:table-properties style:width="11.245cm" fo:margin-left="0cm" table:align="left" style:writing-mode="lr-tb"/>
    </style:style>
    <style:style style:name="Tabla2.A" style:family="table-column">
      <style:table-column-properties style:column-width="2.963cm"/>
    </style:style>
    <style:style style:name="Tabla2.B" style:family="table-column">
      <style:table-column-properties style:column-width="8.281cm"/>
    </style:style>
    <style:style style:name="Tabla2.A1" style:family="table-cell">
      <style:table-cell-properties style:vertical-align="top" fo:background-color="#d9d9d9" fo:padding="0.176cm" fo:border="1pt solid #000000">
        <style:background-image/>
      </style:table-cell-properties>
    </style:style>
    <style:style style:name="Tabla2.B1" style:family="table-cell">
      <style:table-cell-properties style:vertical-align="top" fo:padding="0.176cm" fo:border="1pt solid #000000"/>
    </style:style>
    <style:style style:name="Tabla2.B2" style:family="table-cell">
      <style:table-cell-properties style:vertical-align="top" fo:padding="0.176cm" fo:border="1pt solid #000000"/>
    </style:style>
    <style:style style:name="Tabla3" style:family="table">
      <style:table-properties style:width="11.245cm" fo:margin-left="0cm" table:align="left" style:writing-mode="lr-tb"/>
    </style:style>
    <style:style style:name="Tabla3.A" style:family="table-column">
      <style:table-column-properties style:column-width="2.963cm"/>
    </style:style>
    <style:style style:name="Tabla3.B" style:family="table-column">
      <style:table-column-properties style:column-width="8.281cm"/>
    </style:style>
    <style:style style:name="Tabla3.A1" style:family="table-cell">
      <style:table-cell-properties style:vertical-align="top" fo:background-color="#d9d9d9" fo:padding="0.176cm" fo:border="1pt solid #000000">
        <style:background-image/>
      </style:table-cell-properties>
    </style:style>
    <style:style style:name="Tabla3.B1" style:family="table-cell">
      <style:table-cell-properties style:vertical-align="top" fo:padding="0.176cm" fo:border="1pt solid #000000"/>
    </style:style>
    <style:style style:name="Tabla3.B2" style:family="table-cell">
      <style:table-cell-properties style:vertical-align="top" fo:padding="0.176cm" fo:border="1pt solid #000000"/>
    </style:style>
    <style:style style:name="Tabla4" style:family="table">
      <style:table-properties style:width="11.245cm" fo:margin-left="0cm" table:align="left" style:writing-mode="lr-tb"/>
    </style:style>
    <style:style style:name="Tabla4.A" style:family="table-column">
      <style:table-column-properties style:column-width="3.704cm"/>
    </style:style>
    <style:style style:name="Tabla4.B" style:family="table-column">
      <style:table-column-properties style:column-width="7.541cm"/>
    </style:style>
    <style:style style:name="Tabla4.A1" style:family="table-cell">
      <style:table-cell-properties style:vertical-align="top" fo:background-color="#d9d9d9" fo:padding="0.176cm" fo:border="1pt solid #000000">
        <style:background-image/>
      </style:table-cell-properties>
    </style:style>
    <style:style style:name="Tabla4.B1" style:family="table-cell">
      <style:table-cell-properties style:vertical-align="top" fo:padding="0.176cm" fo:border="1pt solid #000000"/>
    </style:style>
    <style:style style:name="Tabla4.B2" style:family="table-cell">
      <style:table-cell-properties style:vertical-align="top" fo:padding="0.176cm" fo:border="1pt solid #000000"/>
    </style:style>
    <style:style style:name="Tabla4.B3" style:family="table-cell">
      <style:table-cell-properties style:vertical-align="top" fo:padding="0.176cm" fo:border="1pt solid #000000"/>
    </style:style>
    <style:style style:name="Tabla4.B4" style:family="table-cell">
      <style:table-cell-properties style:vertical-align="top" fo:padding="0.176cm" fo:border="1pt solid #000000"/>
    </style:style>
    <style:style style:name="Tabla5" style:family="table">
      <style:table-properties style:width="9.075cm" fo:margin-left="-0.026cm" table:align="left" style:writing-mode="lr-tb"/>
    </style:style>
    <style:style style:name="Tabla5.A" style:family="table-column">
      <style:table-column-properties style:column-width="5.9cm"/>
    </style:style>
    <style:style style:name="Tabla5.B" style:family="table-column">
      <style:table-column-properties style:column-width="3.175cm"/>
    </style:style>
    <style:style style:name="Tabla5.A1" style:family="table-cell">
      <style:table-cell-properties style:vertical-align="top" fo:background-color="#d9d9d9" fo:padding="0.176cm" fo:border="1pt solid #000000">
        <style:background-image/>
      </style:table-cell-properties>
    </style:style>
    <style:style style:name="Tabla5.B1" style:family="table-cell">
      <style:table-cell-properties style:vertical-align="top" fo:padding="0.176cm" fo:border="1pt solid #000000"/>
    </style:style>
    <style:style style:name="Tabla5.B2" style:family="table-cell">
      <style:table-cell-properties style:vertical-align="top" fo:padding="0.176cm" fo:border="1pt solid #000000"/>
    </style:style>
    <style:style style:name="Tabla5.B3" style:family="table-cell">
      <style:table-cell-properties style:vertical-align="top" fo:padding="0.176cm" fo:border="1pt solid #000000"/>
    </style:style>
    <style:style style:name="Tabla5.B4" style:family="table-cell">
      <style:table-cell-properties style:vertical-align="top" fo:padding="0.176cm" fo:border="1pt solid #000000"/>
    </style:style>
    <style:style style:name="Tabla5.B5" style:family="table-cell">
      <style:table-cell-properties style:vertical-align="top" fo:padding="0.176cm" fo:border="1pt solid #000000"/>
    </style:style>
    <style:style style:name="Tabla5.B6" style:family="table-cell">
      <style:table-cell-properties style:vertical-align="top" fo:padding="0.176cm" fo:border="1pt solid #000000"/>
    </style:style>
    <style:style style:name="Tabla5.B7" style:family="table-cell">
      <style:table-cell-properties style:vertical-align="top" fo:padding="0.176cm" fo:border="1pt solid #000000"/>
    </style:style>
    <style:style style:name="Tabla5.B8" style:family="table-cell">
      <style:table-cell-properties style:vertical-align="top" fo:padding="0.176cm" fo:border="1pt solid #000000"/>
    </style:style>
    <style:style style:name="P1" style:family="paragraph" style:parent-style-name="Standard">
      <style:text-properties officeooo:rsid="001d4b53" officeooo:paragraph-rsid="001d4b53"/>
    </style:style>
    <style:style style:name="P2" style:family="paragraph" style:parent-style-name="Standard">
      <style:paragraph-properties fo:text-align="end" style:justify-single-word="false"/>
      <style:text-properties officeooo:rsid="001d4b53" officeooo:paragraph-rsid="001d4b53"/>
    </style:style>
    <style:style style:name="P3" style:family="paragraph" style:parent-style-name="Standard">
      <style:paragraph-properties fo:text-align="center" style:justify-single-word="false"/>
      <style:text-properties fo:color="#000000" style:font-name="Arial Black" officeooo:rsid="001d4b53" officeooo:paragraph-rsid="001d4b53"/>
    </style:style>
    <style:style style:name="P4" style:family="paragraph" style:parent-style-name="Standard">
      <style:text-properties officeooo:rsid="0020e5fb" officeooo:paragraph-rsid="0020e5fb"/>
    </style:style>
    <style:style style:name="P5" style:family="paragraph" style:parent-style-name="Standard">
      <style:text-properties officeooo:rsid="0020e5fb" officeooo:paragraph-rsid="0024d1b0"/>
    </style:style>
    <style:style style:name="P6" style:family="paragraph" style:parent-style-name="Standard">
      <style:text-properties fo:font-size="13pt" fo:font-weight="bold" officeooo:rsid="0022d77e" officeooo:paragraph-rsid="0022d77e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3pt" fo:font-weight="bold" officeooo:rsid="0022d77e" officeooo:paragraph-rsid="0024d1b0" style:font-size-asian="13pt" style:font-weight-asian="bold" style:font-size-complex="13pt" style:font-weight-complex="bold"/>
    </style:style>
    <style:style style:name="P8" style:family="paragraph" style:parent-style-name="Standard">
      <style:text-properties fo:font-size="13pt" fo:font-weight="bold" officeooo:rsid="0024d1b0" officeooo:paragraph-rsid="0024d1b0" style:font-size-asian="11.3500003814697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3pt" fo:font-weight="bold" officeooo:rsid="0024d1b0" officeooo:paragraph-rsid="0024d1b0" style:font-size-asian="11.3500003814697pt" style:font-weight-asian="bold" style:font-size-complex="13pt" style:font-weight-complex="bold"/>
    </style:style>
    <style:style style:name="P10" style:family="paragraph" style:parent-style-name="Standard">
      <style:text-properties fo:font-size="13pt" fo:font-weight="normal" officeooo:rsid="0022d77e" officeooo:paragraph-rsid="0022d77e" style:font-size-asian="13pt" style:font-weight-asian="normal" style:font-size-complex="13pt" style:font-weight-complex="normal"/>
    </style:style>
    <style:style style:name="P11" style:family="paragraph" style:parent-style-name="Standard">
      <style:text-properties fo:font-size="13pt" fo:font-weight="normal" officeooo:rsid="0024d1b0" officeooo:paragraph-rsid="0024d1b0" style:font-size-asian="13pt" style:font-weight-asian="normal" style:font-size-complex="13pt" style:font-weight-complex="normal"/>
    </style:style>
    <style:style style:name="P12" style:family="paragraph" style:parent-style-name="Standard">
      <style:text-properties fo:font-size="16pt" fo:font-weight="bold" officeooo:rsid="0024d1b0" officeooo:paragraph-rsid="0024d1b0" style:font-size-asian="16pt" style:font-weight-asian="bold" style:font-size-complex="16pt" style:font-weight-complex="bold"/>
    </style:style>
    <style:style style:name="P13" style:family="paragraph" style:parent-style-name="Standard">
      <style:paragraph-properties fo:line-height="115%" style:writing-mode="lr-tb"/>
      <style:text-properties style:font-name="Droid Sans" officeooo:rsid="001d4b53" officeooo:paragraph-rsid="0020e5fb" style:font-name-asian="Droid Sans" style:font-name-complex="Droid Sans"/>
    </style:style>
    <style:style style:name="P14" style:family="paragraph" style:parent-style-name="Standard">
      <style:paragraph-properties fo:line-height="115%" style:writing-mode="lr-tb"/>
      <style:text-properties style:font-name="Droid Sans" fo:font-size="14pt" officeooo:paragraph-rsid="0020e5fb" style:font-name-asian="Droid Sans" style:font-size-asian="14pt" style:font-name-complex="Droid Sans" style:font-size-complex="14pt"/>
    </style:style>
    <style:style style:name="P15" style:family="paragraph" style:parent-style-name="Standard">
      <style:paragraph-properties fo:line-height="115%" style:writing-mode="lr-tb"/>
      <style:text-properties style:font-name="Droid Sans" fo:font-size="12pt" officeooo:paragraph-rsid="0020e5fb" style:font-name-asian="Droid Sans" style:font-size-asian="12pt" style:font-name-complex="Droid Sans" style:font-size-complex="12pt"/>
    </style:style>
    <style:style style:name="P16" style:family="paragraph" style:parent-style-name="Standard">
      <style:paragraph-properties fo:line-height="115%" fo:break-before="auto" fo:break-after="auto" style:writing-mode="lr-tb"/>
      <style:text-properties style:font-name="Droid Sans" fo:font-size="12pt" officeooo:paragraph-rsid="0020e5fb" style:font-name-asian="Droid Sans" style:font-size-asian="12pt" style:font-name-complex="Droid Sans" style:font-size-complex="12pt"/>
    </style:style>
    <style:style style:name="P17" style:family="paragraph" style:parent-style-name="Standard">
      <style:paragraph-properties fo:line-height="115%" fo:break-before="auto" fo:break-after="auto" style:writing-mode="lr-tb"/>
      <style:text-properties style:font-name="Droid Sans" fo:font-size="12pt" officeooo:rsid="000dd191" officeooo:paragraph-rsid="0020e5fb" style:font-name-asian="Droid Sans" style:font-size-asian="12pt" style:font-name-complex="Droid Sans" style:font-size-complex="12pt"/>
    </style:style>
    <style:style style:name="P18" style:family="paragraph" style:parent-style-name="Standard">
      <style:paragraph-properties fo:line-height="115%" fo:break-before="auto" fo:break-after="auto" style:writing-mode="lr-tb"/>
      <style:text-properties style:font-name="Droid Sans" fo:font-size="14pt" officeooo:paragraph-rsid="0020e5fb" style:font-name-asian="Droid Sans" style:font-size-asian="14pt" style:font-name-complex="Droid Sans" style:font-size-complex="14pt"/>
    </style:style>
    <style:style style:name="P19" style:family="paragraph" style:parent-style-name="Standard">
      <style:paragraph-properties fo:line-height="115%" fo:break-before="auto" fo:break-after="auto" style:writing-mode="lr-tb"/>
      <style:text-properties style:font-name="Droid Sans" officeooo:paragraph-rsid="0020e5fb" style:font-name-asian="Droid Sans" style:font-name-complex="Droid Sans"/>
    </style:style>
    <style:style style:name="P20" style:family="paragraph" style:parent-style-name="Standard">
      <style:paragraph-properties fo:line-height="115%" fo:break-before="auto" fo:break-after="auto" style:writing-mode="lr-tb"/>
      <style:text-properties officeooo:paragraph-rsid="0020e5fb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Droid Sans" fo:font-size="11pt" fo:font-style="normal" style:text-underline-style="none" fo:font-weight="normal" officeooo:paragraph-rsid="0020e5fb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07a46e" officeooo:paragraph-rsid="0020e5f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07a46e" officeooo:paragraph-rsid="0020e5f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085a4a" officeooo:paragraph-rsid="0020e5f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096400" officeooo:paragraph-rsid="0020e5f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0a8c46" officeooo:paragraph-rsid="0020e5f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0c1990" officeooo:paragraph-rsid="0020e5f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0d8f0d" officeooo:paragraph-rsid="0020e5f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text-line-through-type="none" style:font-name="Droid Sans" fo:font-size="11pt" fo:font-style="normal" style:text-underline-style="none" fo:font-weight="normal" officeooo:rsid="0024d1b0" officeooo:paragraph-rsid="0024d1b0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fo:color="#000000" style:text-line-through-style="none" style:text-line-through-type="none" style:font-name="Droid Sans" fo:font-size="11pt" fo:font-style="normal" style:text-underline-style="none" fo:font-weight="normal" officeooo:rsid="0024d1b0" officeooo:paragraph-rsid="0024d1b0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text-line-through-type="none" style:font-name="Droid Sans" fo:font-size="11pt" fo:font-style="normal" style:text-underline-style="none" fo:font-weight="normal" officeooo:rsid="0025a836" officeooo:paragraph-rsid="0025a836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fo:color="#000000" style:text-line-through-style="none" style:text-line-through-type="none" style:font-name="Droid Sans" fo:font-size="11pt" fo:font-style="normal" style:text-underline-style="none" fo:font-weight="normal" officeooo:rsid="0025a836" officeooo:paragraph-rsid="0025a836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text-line-through-type="none" style:font-name="Droid Sans" fo:font-size="11pt" fo:font-style="normal" style:text-underline-style="none" fo:font-weight="normal" officeooo:rsid="0025c1ab" officeooo:paragraph-rsid="0025c1ab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fo:color="#000000" style:text-line-through-style="none" style:text-line-through-type="none" style:font-name="Droid Sans" fo:font-size="11pt" fo:font-style="normal" style:text-underline-style="none" fo:font-weight="normal" officeooo:rsid="0025c1ab" officeooo:paragraph-rsid="0025c1ab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text-line-through-type="none" style:font-name="Droid Sans" fo:font-size="11pt" fo:font-style="normal" style:text-underline-style="none" fo:font-weight="normal" officeooo:rsid="0026683c" officeooo:paragraph-rsid="0026683c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text-line-through-type="none" style:font-name="Droid Sans" fo:font-size="11pt" fo:font-style="normal" style:text-underline-style="none" fo:font-weight="normal" officeooo:rsid="002971a0" officeooo:paragraph-rsid="002971a0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text-line-through-type="none" style:font-name="Droid Sans" fo:font-size="16pt" fo:font-style="normal" style:text-underline-style="none" fo:font-weight="bold" officeooo:rsid="0024d1b0" officeooo:paragraph-rsid="0026683c" style:font-name-asian="Droid Sans" style:font-size-asian="16pt" style:font-style-asian="normal" style:font-weight-asian="bold" style:font-name-complex="Droid Sans" style:font-size-complex="16pt" style:font-style-complex="normal" style:font-weight-complex="bold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text-line-through-type="none" style:font-name="Droid Sans" fo:font-size="16pt" fo:font-style="normal" style:text-underline-style="none" fo:font-weight="bold" officeooo:rsid="00278db1" officeooo:paragraph-rsid="00278db1" style:font-name-asian="Droid Sans" style:font-size-asian="16pt" style:font-style-asian="normal" style:font-weight-asian="bold" style:font-name-complex="Droid Sans" style:font-size-complex="16pt" style:font-style-complex="normal" style:font-weight-complex="bold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text-line-through-type="none" style:font-name="Droid Sans" fo:font-size="13pt" fo:font-style="normal" style:text-underline-style="none" fo:font-weight="normal" officeooo:rsid="00278db1" officeooo:paragraph-rsid="00278db1" style:font-name-asian="Droid Sans" style:font-size-asian="11.3500003814697pt" style:font-style-asian="normal" style:font-weight-asian="normal" style:font-name-complex="Droid Sans" style:font-size-complex="13pt" style:font-style-complex="normal" style:font-weight-complex="normal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text-line-through-type="none" style:font-name="Droid Sans" fo:font-size="13pt" fo:font-style="normal" style:text-underline-style="none" fo:font-weight="normal" officeooo:rsid="00278db1" officeooo:paragraph-rsid="00295b80" style:font-name-asian="Droid Sans" style:font-size-asian="11.3500003814697pt" style:font-style-asian="normal" style:font-weight-asian="normal" style:font-name-complex="Droid Sans" style:font-size-complex="13pt" style:font-style-complex="normal" style:font-weight-complex="normal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text-line-through-type="none" style:font-name="Droid Sans" fo:font-size="13pt" fo:font-style="normal" style:text-underline-style="none" fo:font-weight="normal" officeooo:rsid="002971a0" officeooo:paragraph-rsid="002971a0" style:font-name-asian="Droid Sans" style:font-size-asian="11.3500003814697pt" style:font-style-asian="normal" style:font-weight-asian="normal" style:font-name-complex="Droid Sans" style:font-size-complex="13pt" style:font-style-complex="normal" style:font-weight-complex="normal"/>
    </style:style>
    <style:style style:name="P42" style:family="paragraph" style:parent-style-name="Standard">
      <style:paragraph-properties fo:margin-left="0cm" fo:margin-right="0.291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07a46e" officeooo:paragraph-rsid="0020e5f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3" style:family="paragraph" style:parent-style-name="Standard">
      <style:paragraph-properties fo:margin-left="0cm" fo:margin-right="0.079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Droid Sans" fo:font-size="11pt" fo:font-style="normal" style:text-underline-style="none" fo:font-weight="normal" officeooo:paragraph-rsid="0020e5fb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P44" style:family="paragraph" style:parent-style-name="Standard">
      <style:paragraph-properties fo:margin-left="0cm" fo:margin-right="-0.476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Droid Sans" fo:font-size="11pt" fo:font-style="normal" style:text-underline-style="none" fo:font-weight="normal" officeooo:paragraph-rsid="0020e5fb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P45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style:font-name="Droid Sans" fo:font-size="24pt" officeooo:paragraph-rsid="0020e5fb" style:font-name-asian="Droid Sans" style:font-size-asian="24pt" style:font-name-complex="Droid Sans" style:font-size-complex="24pt"/>
    </style:style>
    <style:style style:name="P46" style:family="paragraph" style:parent-style-name="Table_20_Contents">
      <style:paragraph-properties fo:text-align="center" style:justify-single-word="false"/>
      <style:text-properties officeooo:rsid="001d4b53" officeooo:paragraph-rsid="001d4b53"/>
    </style:style>
    <style:style style:name="T1" style:family="text">
      <style:text-properties officeooo:rsid="000f64d0"/>
    </style:style>
    <style:style style:name="T2" style:family="text">
      <style:text-properties officeooo:rsid="0024d1b0"/>
    </style:style>
    <style:style style:name="T3" style:family="text">
      <style:text-properties fo:font-size="16pt" fo:font-weight="bold" officeooo:rsid="0024d1b0" style:font-size-asian="16pt" style:font-weight-asian="bold" style:font-size-complex="16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style:text-line-through-style="none" style:text-line-through-type="none" style:font-name="Droid Sans" fo:font-size="11pt" fo:font-style="normal" style:text-underline-style="none" fo:font-weight="normal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Droid Sans" fo:font-size="11pt" fo:font-style="normal" style:text-underline-style="none" fo:font-weight="normal" officeooo:rsid="0007a46e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Droid Sans" fo:font-size="11pt" fo:font-style="normal" style:text-underline-style="none" fo:font-weight="normal" officeooo:rsid="0025a836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T8" style:family="text">
      <style:text-properties officeooo:rsid="0026683c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T1">Dell</text:span> – <text:span text:style-name="T1">inspiron15R 5521</text:span></text:p>
      <text:p text:style-name="P16"/>
      <text:p text:style-name="P15">Autor:</text:p>
      <text:p text:style-name="P17">José Ricardo Rodríguez Abreu</text:p>
      <text:p text:style-name="P18"/>
      <text:p text:style-name="P14">Procesador</text:p>
      <text:p text:style-name="P19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1">Fabricante</text:p>
          </table:table-cell>
          <table:table-cell table:style-name="Tabla1.B1" office:value-type="string">
            <text:p text:style-name="P42">Intel</text:p>
          </table:table-cell>
        </table:table-row>
        <table:table-row>
          <table:table-cell table:style-name="Tabla1.A1" office:value-type="string">
            <text:p text:style-name="P21">Modelo</text:p>
          </table:table-cell>
          <table:table-cell table:style-name="Tabla1.B2" office:value-type="string">
            <text:p text:style-name="P22">i7-3537U</text:p>
          </table:table-cell>
        </table:table-row>
        <table:table-row>
          <table:table-cell table:style-name="Tabla1.A1" office:value-type="string">
            <text:p text:style-name="P21">Frecuencia</text:p>
          </table:table-cell>
          <table:table-cell table:style-name="Tabla1.B3" office:value-type="string">
            <text:p text:style-name="P22">2.00 GHz</text:p>
          </table:table-cell>
        </table:table-row>
        <table:table-row>
          <table:table-cell table:style-name="Tabla1.A1" office:value-type="string">
            <text:p text:style-name="P21">Núcleos</text:p>
          </table:table-cell>
          <table:table-cell table:style-name="Tabla1.B4" office:value-type="string">
            <text:p text:style-name="P22">4</text:p>
          </table:table-cell>
        </table:table-row>
        <table:table-row>
          <table:table-cell table:style-name="Tabla1.A1" office:value-type="string">
            <text:p text:style-name="P21">Instrucciones </text:p>
          </table:table-cell>
          <table:table-cell table:style-name="Tabla1.B5" office:value-type="string">
            <text:p text:style-name="P22">64 bits</text:p>
          </table:table-cell>
        </table:table-row>
      </table:table>
      <text:p text:style-name="P20"/>
      <text:p text:style-name="P18">Memoria</text:p>
      <text:p text:style-name="P19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3">RAM</text:p>
          </table:table-cell>
          <table:table-cell table:style-name="Tabla2.B1" office:value-type="string">
            <text:p text:style-name="P22">8192 MB</text:p>
          </table:table-cell>
        </table:table-row>
        <table:table-row>
          <table:table-cell table:style-name="Tabla2.A1" office:value-type="string">
            <text:p text:style-name="P21">Disco</text:p>
          </table:table-cell>
          <table:table-cell table:style-name="Tabla2.B2" office:value-type="string">
            <text:p text:style-name="P22">1000 GB</text:p>
          </table:table-cell>
        </table:table-row>
      </table:table>
      <text:p text:style-name="P20"/>
      <text:p text:style-name="P18">Multimedia</text:p>
      <text:p text:style-name="P19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4">Gráficos</text:p>
          </table:table-cell>
          <table:table-cell table:style-name="Tabla3.B1" office:value-type="string">
            <text:p text:style-name="P22">Intel HD 4000 2048 MB</text:p>
          </table:table-cell>
        </table:table-row>
        <table:table-row>
          <table:table-cell table:style-name="Tabla3.A1" office:value-type="string">
            <text:p text:style-name="P21">Audio</text:p>
          </table:table-cell>
          <table:table-cell table:style-name="Tabla3.B2" office:value-type="string">
            <text:p text:style-name="P22">Realtek ALC282</text:p>
          </table:table-cell>
        </table:table-row>
      </table:table>
      <text:p text:style-name="P20"/>
      <text:p text:style-name="P18">Software</text:p>
      <text:p text:style-name="P19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1">Sistema Operativo</text:p>
          </table:table-cell>
          <table:table-cell table:style-name="Tabla4.B1" office:value-type="string">
            <text:p text:style-name="P22"><text:s/>Ubuntu 14.04</text:p>
          </table:table-cell>
        </table:table-row>
        <table:table-row>
          <table:table-cell table:style-name="Tabla4.A1" office:value-type="string">
            <text:p text:style-name="P21">Kernel</text:p>
          </table:table-cell>
          <table:table-cell table:style-name="Tabla4.B2" office:value-type="string">
            <text:p text:style-name="P22">3.13.0-46-generic (x86_64)</text:p>
          </table:table-cell>
        </table:table-row>
        <table:table-row>
          <table:table-cell table:style-name="Tabla4.A1" office:value-type="string">
            <text:p text:style-name="P21">Desktop</text:p>
          </table:table-cell>
          <table:table-cell table:style-name="Tabla4.B3" office:value-type="string">
            <text:p text:style-name="P22">Unity 7.2.3</text:p>
          </table:table-cell>
        </table:table-row>
        <table:table-row>
          <table:table-cell table:style-name="Tabla4.A1" office:value-type="string">
            <text:p text:style-name="P21">Display Driver</text:p>
          </table:table-cell>
          <table:table-cell table:style-name="Tabla4.B4" office:value-type="string">
            <text:p text:style-name="P22">intel 2.99.910</text:p>
          </table:table-cell>
        </table:table-row>
      </table:table>
      <text:p text:style-name="P20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8">Resultados</text:p>
      <text:p text:style-name="P19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1">GZIP Compression</text:p>
          </table:table-cell>
          <table:table-cell table:style-name="Tabla5.B1" office:value-type="string">
            <text:p text:style-name="P23">15,17</text:p>
          </table:table-cell>
        </table:table-row>
        <table:table-row>
          <table:table-cell table:style-name="Tabla5.A1" office:value-type="string">
            <text:p text:style-name="P21">DCRAW</text:p>
          </table:table-cell>
          <table:table-cell table:style-name="Tabla5.B2" office:value-type="string">
            <text:p text:style-name="P24">66,60</text:p>
          </table:table-cell>
        </table:table-row>
        <table:table-row>
          <table:table-cell table:style-name="Tabla5.A1" office:value-type="string">
            <text:p text:style-name="P21">FLAC Audio Encoding</text:p>
          </table:table-cell>
          <table:table-cell table:style-name="Tabla5.B3" office:value-type="string">
            <text:p text:style-name="P25">9,06</text:p>
          </table:table-cell>
        </table:table-row>
        <table:table-row>
          <table:table-cell table:style-name="Tabla5.A1" office:value-type="string">
            <text:p text:style-name="P21">GNUPG</text:p>
          </table:table-cell>
          <table:table-cell table:style-name="Tabla5.B4" office:value-type="string">
            <text:p text:style-name="P26">9,10</text:p>
          </table:table-cell>
        </table:table-row>
        <table:table-row>
          <table:table-cell table:style-name="Tabla5.A1" office:value-type="string">
            <text:p text:style-name="P21">Timed MAFFT Alignment </text:p>
          </table:table-cell>
          <table:table-cell table:style-name="Tabla5.B5" office:value-type="string">
            <text:p text:style-name="P26">11,70</text:p>
          </table:table-cell>
        </table:table-row>
        <table:table-row>
          <table:table-cell table:style-name="Tabla5.A1" office:value-type="string">
            <text:p text:style-name="P21">Timed MRBAYES Analysis</text:p>
          </table:table-cell>
          <table:table-cell table:style-name="Tabla5.B6" office:value-type="string">
            <text:p text:style-name="P26">24,69</text:p>
          </table:table-cell>
        </table:table-row>
        <table:table-row>
          <table:table-cell table:style-name="Tabla5.A1" office:value-type="string">
            <text:p text:style-name="P21">Timed MPlayer Compilation</text:p>
          </table:table-cell>
          <table:table-cell table:style-name="Tabla5.B7" office:value-type="string">
            <text:p text:style-name="P27">109,22</text:p>
          </table:table-cell>
        </table:table-row>
        <table:table-row>
          <table:table-cell table:style-name="Tabla5.A1" office:value-type="string">
            <text:p text:style-name="P21">Timed PHP Compilation</text:p>
          </table:table-cell>
          <table:table-cell table:style-name="Tabla5.B8" office:value-type="string">
            <text:p text:style-name="P28">59,45</text:p>
          </table:table-cell>
        </table:table-row>
      </table:table>
      <text:p text:style-name="P20"/>
      <text:p text:style-name="P13"/>
      <text:p text:style-name="P1"/>
      <text:p text:style-name="P1"/>
      <text:p text:style-name="P1"/>
      <text:p text:style-name="P3">Reporte de resultados de comparación</text:p>
      <text:p text:style-name="P1"/>
      <text:p text:style-name="P12">1)</text:p>
      <text:p text:style-name="P1"/>
      <table:table table:name="Computadoras" table:style-name="Computadoras">
        <table:table-column table:style-name="Computadoras.A"/>
        <table:table-column table:style-name="Computadoras.B"/>
        <table:table-column table:style-name="Computadoras.A"/>
        <table:table-column table:style-name="Computadoras.D"/>
        <table:table-row>
          <table:table-cell table:style-name="Computadoras.A1" office:value-type="string">
            <text:p text:style-name="P46">Computadora</text:p>
          </table:table-cell>
          <table:table-cell table:style-name="Computadoras.A1" office:value-type="string">
            <text:p text:style-name="P46">Fabricante</text:p>
          </table:table-cell>
          <table:table-cell table:style-name="Computadoras.A1" office:value-type="string">
            <text:p text:style-name="P46">Modelo</text:p>
          </table:table-cell>
          <table:table-cell table:style-name="Computadoras.D1" office:value-type="string">
            <text:p text:style-name="P46">Dueño</text:p>
          </table:table-cell>
        </table:table-row>
        <table:table-row>
          <table:table-cell table:style-name="Computadoras.A2" office:value-type="string">
            <text:p text:style-name="P46">A</text:p>
          </table:table-cell>
          <table:table-cell table:style-name="Computadoras.A2" office:value-type="string">
            <text:p text:style-name="P46">Dell</text:p>
          </table:table-cell>
          <table:table-cell table:style-name="Computadoras.A2" office:value-type="string">
            <text:p text:style-name="P46">Inspiron 15R 5521</text:p>
          </table:table-cell>
          <table:table-cell table:style-name="Computadoras.D2" office:value-type="string">
            <text:p text:style-name="P46">José Ricardo Rodríguez Abreu</text:p>
          </table:table-cell>
        </table:table-row>
        <table:table-row>
          <table:table-cell table:style-name="Computadoras.A2" office:value-type="string">
            <text:p text:style-name="P46">B</text:p>
          </table:table-cell>
          <table:table-cell table:style-name="Computadoras.A2" office:value-type="string">
            <text:p text:style-name="P46">Sony</text:p>
          </table:table-cell>
          <table:table-cell table:style-name="Computadoras.A2" office:value-type="string">
            <text:p text:style-name="P46">SVF142C29U</text:p>
          </table:table-cell>
          <table:table-cell table:style-name="Computadoras.D2" office:value-type="string">
            <text:p text:style-name="P46">Ricardo Jiménez Méndez</text:p>
          </table:table-cell>
        </table:table-row>
        <table:table-row>
          <table:table-cell table:style-name="Computadoras.A2" office:value-type="string">
            <text:p text:style-name="P46">C</text:p>
          </table:table-cell>
          <table:table-cell table:style-name="Computadoras.A2" office:value-type="string">
            <text:p text:style-name="P46">Dell</text:p>
          </table:table-cell>
          <table:table-cell table:style-name="Computadoras.A2" office:value-type="string">
            <text:p text:style-name="P46">Inspiron 5423</text:p>
          </table:table-cell>
          <table:table-cell table:style-name="Computadoras.D2" office:value-type="string">
            <text:p text:style-name="P46">Manuel Soto Romero</text:p>
          </table:table-cell>
        </table:table-row>
        <table:table-row>
          <table:table-cell table:style-name="Computadoras.A2" office:value-type="string">
            <text:p text:style-name="P46">D</text:p>
          </table:table-cell>
          <table:table-cell table:style-name="Computadoras.A2" office:value-type="string">
            <text:p text:style-name="P46">Asus</text:p>
          </table:table-cell>
          <table:table-cell table:style-name="Computadoras.A2" office:value-type="string">
            <text:p text:style-name="P46">UX32VD</text:p>
          </table:table-cell>
          <table:table-cell table:style-name="Computadoras.D2" office:value-type="string">
            <text:p text:style-name="P46">Roberto Monroy Argumedo</text:p>
          </table:table-cell>
        </table:table-row>
      </table:table>
      <text:p text:style-name="P12"><draw:frame draw:style-name="fr1" draw:name="Objeto1" text:anchor-type="paragraph" svg:x="-2cm" svg:y="0.727cm" svg:width="21.001cm" svg:height="13.339cm" draw:z-index="0"><draw:object xlink:href="./Object 1" xlink:type="simple" xlink:show="embed" xlink:actuate="onLoad"/><draw:image xlink:href="./ObjectReplacements/Object 1" xlink:type="simple" xlink:show="embed" xlink:actuate="onLoad"/></draw:frame><text:soft-page-break/>2)</text:p>
      <text:p text:style-name="P1"/>
      <text:p text:style-name="P5"><text:span text:style-name="T3">3) </text:span>Media aritmética: </text:p>
      <text:p text:style-name="P4"/>
      <text:p text:style-name="P4">A)</text:p>
      <text:p text:style-name="P4"><draw:frame draw:style-name="fr2" draw:name="Objeto2" text:anchor-type="as-char" svg:y="-0.66cm" svg:width="15.05cm" svg:height="1.03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4">B) </text:p>
      <text:p text:style-name="P4"><draw:frame draw:style-name="fr2" draw:name="Objeto3" text:anchor-type="as-char" svg:y="-0.661cm" svg:width="15.953cm" svg:height="1.041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4"/>
      <text:p text:style-name="P4">C)</text:p>
      <text:p text:style-name="P4"><draw:frame draw:style-name="fr2" draw:name="Objeto4" text:anchor-type="as-char" svg:y="-0.661cm" svg:width="15.542cm" svg:height="1.041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4"/>
      <text:p text:style-name="P4">D)</text:p>
      <text:p text:style-name="P4"><draw:frame draw:style-name="fr2" draw:name="Objeto5" text:anchor-type="as-char" svg:y="-0.661cm" svg:width="15.111cm" svg:height="1.041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6"><text:soft-page-break/>¿Cuál computadora es la más eficiente?</text:p>
      <text:p text:style-name="P10">Entre A, B y C, la computadora A es la más eficiente porque: </text:p>
      <text:p text:style-name="P10"/>
      <text:p text:style-name="P10">La computadora es A es 1,89 veces más eficiente que B</text:p>
      <text:p text:style-name="P10">La computadora es A es 1,45 veces más eficiente que C</text:p>
      <text:p text:style-name="P10"/>
      <text:p text:style-name="P10">Pero entre A, B, C y D la computadora D es más eficiente porque:</text:p>
      <text:p text:style-name="P10"/>
      <text:p text:style-name="P10">La computadora es D es 1,09 veces más eficiente que A</text:p>
      <text:p text:style-name="P10">La computadora es D es 2,07 veces más eficiente que B</text:p>
      <text:p text:style-name="P10">La computadora es D es 1,59 veces más eficiente que C</text:p>
      <text:p text:style-name="P10"/>
      <text:p text:style-name="P7">¿Cuál computadora es la m<text:span text:style-name="T2">enos</text:span> eficiente?</text:p>
      <text:p text:style-name="P7"/>
      <text:p text:style-name="P11">La computadora B es la menos eficiente.</text:p>
      <text:p text:style-name="P11"/>
      <text:p text:style-name="P12"/>
      <text:p text:style-name="P12">4)</text:p>
      <text:p text:style-name="P8"><text:span text:style-name="T4">Supongamos que tenemos a A,B y C y queremos usar al computador que sea mejor para producción, reproducción y envíos de música. Dicha computadora usará </text:span><text:span text:style-name="T5">FLAC Audio Encoding en un 30%, </text:span><text:span text:style-name="T6">GZIP Compression </text:span><text:span text:style-name="T5">en un </text:span><text:span text:style-name="T7">15</text:span><text:span text:style-name="T5">%, Timed MPlayer Compilation en un 30% y lo demás lo usará en un 2</text:span><text:span text:style-name="T7">5</text:span><text:span text:style-name="T5">%.</text:span></text:p>
      <text:p text:style-name="P8"/>
      <text:p text:style-name="P8"><text:span text:style-name="T5">Si:</text:span></text:p>
      <text:p text:style-name="P9"><text:span text:style-name="T5"><text:s/></text:span><text:span text:style-name="T5"><draw:frame draw:style-name="fr2" draw:name="Objeto6" text:anchor-type="as-char" svg:y="-0.377cm" svg:width="4.135cm" svg:height="0.533cm" draw:z-index="12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30"><draw:frame draw:style-name="fr2" draw:name="Objeto8" text:anchor-type="as-char" svg:y="-0.377cm" svg:width="2.434cm" svg:height="0.533cm" draw:z-index="5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30"><draw:frame draw:style-name="fr2" draw:name="Objeto9" text:anchor-type="as-char" svg:y="-0.377cm" svg:width="4.803cm" svg:height="0.533cm" draw:z-index="6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P30"><draw:frame draw:style-name="fr2" draw:name="Objeto10" text:anchor-type="as-char" svg:y="-0.377cm" svg:width="2.387cm" svg:height="0.533cm" draw:z-index="7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<text:p text:style-name="P30"><draw:frame draw:style-name="fr2" draw:name="Objeto11" text:anchor-type="as-char" svg:y="-0.377cm" svg:width="5.32cm" svg:height="0.533cm" draw:z-index="8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<text:p text:style-name="P30"><draw:frame draw:style-name="fr2" draw:name="Objeto7" text:anchor-type="as-char" svg:y="-0.377cm" svg:width="5.396cm" svg:height="0.533cm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P30"><draw:frame draw:style-name="fr2" draw:name="Objeto12" text:anchor-type="as-char" svg:y="-0.377cm" svg:width="5.711cm" svg:height="0.533cm" draw:z-index="10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<text:p text:style-name="P30"><draw:frame draw:style-name="fr2" draw:name="Objeto13" text:anchor-type="as-char" svg:y="-0.377cm" svg:width="5.038cm" svg:height="0.533cm" draw:z-index="11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<text:p text:style-name="P29"/>
      <text:p text:style-name="P31">La nueva media va a estar dada por: </text:p>
      <text:p text:style-name="P31"/>
      <text:p text:style-name="P32"><draw:frame draw:style-name="fr2" draw:name="Objeto14" text:anchor-type="as-char" svg:y="-0.693cm" svg:width="10.804cm" svg:height="1.071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32"/>
      <text:p text:style-name="P33">A) </text:p>
      <text:p text:style-name="P33"/>
      <text:p text:style-name="P32"><draw:frame draw:style-name="fr2" draw:name="Objeto15" text:anchor-type="as-char" svg:y="-0.661cm" svg:width="15.983cm" svg:height="1.041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<text:p text:style-name="P34"/>
      <text:p text:style-name="P34"/>
      <text:p text:style-name="P34"/>
      <text:p text:style-name="P34"/>
      <text:p text:style-name="P33"><text:soft-page-break/>B) </text:p>
      <text:p text:style-name="P33"/>
      <text:p text:style-name="P33"><draw:frame draw:style-name="fr2" draw:name="Objeto16" text:anchor-type="as-char" svg:y="-0.661cm" svg:width="16.586cm" svg:height="1.041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<text:p text:style-name="P33"/>
      <text:p text:style-name="P33">C)</text:p>
      <text:p text:style-name="P33"/>
      <text:p text:style-name="P33"><draw:frame draw:style-name="fr2" draw:name="Objeto17" text:anchor-type="as-char" svg:y="-0.661cm" svg:width="16.589cm" svg:height="1.041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<text:p text:style-name="P33"/>
      <text:p text:style-name="P35">Claramente la computadora A es la mejor opción ya que tardaría menos tiempo en realizar las tareas con mayor peso, mientras que la B, es la que tardaría más haciendo dichas tareas.</text:p>
      <text:p text:style-name="P36">La computadora A es 1,89 veces más eficiente que B y 1,56 más que C.</text:p>
      <text:p text:style-name="P35"/>
      <text:p text:style-name="P37"><text:span text:style-name="T8">5</text:span>)</text:p>
      <text:p text:style-name="P38"/>
      <text:p text:style-name="P39">A)</text:p>
      <text:p text:style-name="P37"><draw:frame draw:style-name="fr2" draw:name="Objeto18" text:anchor-type="as-char" svg:y="-0.706cm" svg:width="11.673cm" svg:height="1.085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37"/>
      <text:p text:style-name="P37"><draw:frame draw:style-name="fr2" draw:name="Objeto19" text:anchor-type="as-char" svg:y="-0.453cm" svg:width="11.268cm" svg:height="0.575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37"/>
      <text:p text:style-name="P40"/>
      <text:p text:style-name="P40">B)</text:p>
      <text:p text:style-name="P40"><draw:frame draw:style-name="fr2" draw:name="Objeto20" text:anchor-type="as-char" svg:y="-0.707cm" svg:width="12.13cm" svg:height="1.088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<text:p text:style-name="P40"/>
      <text:p text:style-name="P40"><draw:frame draw:style-name="fr2" draw:name="Objeto21" text:anchor-type="as-char" svg:y="-0.453cm" svg:width="10.437cm" svg:height="0.577cm" draw:z-index="20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<text:p text:style-name="P40"/>
      <text:p text:style-name="P40">C)</text:p>
      <text:p text:style-name="P40"><draw:frame draw:style-name="fr2" draw:name="Objeto22" text:anchor-type="as-char" svg:y="-0.707cm" svg:width="11.927cm" svg:height="1.088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<text:p text:style-name="P40"/>
      <text:p text:style-name="P40"><draw:frame draw:style-name="fr2" draw:name="Objeto23" text:anchor-type="as-char" svg:y="-0.453cm" svg:width="10.686cm" svg:height="0.577cm" draw:z-index="22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<text:p text:style-name="P40"/>
      <text:p text:style-name="P41">La computadora más eficiente es la A al ser la más rápida comparándola con las B y C. Podemos ver que la computadora A es 1,53 veces más rápida que B y 1,08 más rápida que C.</text:p>
      <text:p text:style-name="P41"/>
      <text:p text:style-name="P41">Podemos concluír que la computadora B es la más lent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" svg:font-family="'Droid Sans'"/>
    <style:font-face style:name="FreeSans1" svg:font-family="FreeSans" style:font-family-generic="swiss"/>
    <style:font-face style:name="LM Mono Caps 10" svg:font-family="'LM Mono Caps 10'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officeooo:rsid="001d4b53" officeooo:paragraph-rsid="001d4b53"/>
    </style:style>
    <style:style style:name="MP2" style:family="paragraph" style:parent-style-name="Standard">
      <style:text-properties officeooo:rsid="001d4b53" officeooo:paragraph-rsid="001d4b5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áctica 1 – Organización y arquitectura de computadoras. <text:s text:c="15"/>José Ricardo Rodríguez Abreu.</text:p>
        <text:p text:style-name="MP2"/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7T20:13:31.590310423</meta:creation-date>
    <dc:date>2015-03-08T00:03:42.897924288</dc:date>
    <meta:editing-duration>PT1H41M50S</meta:editing-duration>
    <meta:editing-cycles>2</meta:editing-cycles>
    <meta:generator>LibreOffice/4.2.7.2$Linux_X86_64 LibreOffice_project/420m0$Build-2</meta:generator>
    <meta:document-statistic meta:table-count="6" meta:image-count="0" meta:object-count="23" meta:page-count="5" meta:paragraph-count="126" meta:word-count="400" meta:character-count="2209" meta:non-whitespace-character-count="188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cm" svg:height="13.338cm" xlink:href="." xlink:type="simple" chart:class="chart:line" chart:style-name="ch1">
        <chart:title svg:x="9.583cm" svg:y="0.402cm" chart:style-name="ch2">
          <text:p>Tiempos</text:p>
        </chart:title>
        <chart:legend chart:legend-position="end" svg:x="19.418cm" svg:y="5.623cm" style:legend-expansion="high" chart:style-name="ch3"/>
        <chart:plot-area chart:style-name="ch4" chart:data-source-has-labels="both" svg:x="1.431cm" svg:y="1.473cm" svg:width="17.567cm" svg:height="10.618cm">
          <chartooo:coordinate-region svg:x="2.886cm" svg:y="1.672cm" svg:width="14.298cm" svg:height="9.374cm"/>
          <chart:axis chart:dimension="x" chart:name="primary-x" chart:style-name="ch5" chartooo:axis-type="auto">
            <chartooo:date-scale/>
            <chart:title svg:x="8.662cm" svg:y="12.357cm" chart:style-name="ch6">
              <text:p>Tiempo de ejecución</text:p>
            </chart:title>
            <chart:categories table:cell-range-address="local-table.$A$2:.$A$9"/>
          </chart:axis>
          <chart:axis chart:dimension="y" chart:name="primary-y" chart:style-name="ch7">
            <chart:title svg:x="0.451cm" svg:y="7.659cm" chart:style-name="ch8">
              <text:p>Benchmark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line">
            <chart:data-point chart:repeated="8"/>
          </chart:series>
          <chart:series chart:style-name="ch11" chart:values-cell-range-address="local-table.$C$2:.$C$9" chart:label-cell-address="local-table.$C$1" chart:class="chart:line">
            <chart:data-point chart:repeated="8"/>
          </chart:series>
          <chart:series chart:style-name="ch12" chart:values-cell-range-address="local-table.$D$2:.$D$9" chart:label-cell-address="local-table.$D$1" chart:class="chart:line">
            <chart:data-point chart:repeated="8"/>
          </chart:series>
          <chart:series chart:style-name="ch13" chart:values-cell-range-address="local-table.$E$2:.$E$9" chart:label-cell-address="local-table.$E$1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D</text:p>
              </table:table-cell>
            </table:table-row>
          </table:table-header-rows>
          <table:table-rows>
            <table:table-row>
              <table:table-cell office:value-type="string">
                <text:p>GZIP Compression</text:p>
              </table:table-cell>
              <table:table-cell office:value-type="float" office:value="15.17">
                <text:p>15.17</text:p>
              </table:table-cell>
              <table:table-cell office:value-type="float" office:value="26.52">
                <text:p>26.52</text:p>
              </table:table-cell>
              <table:table-cell office:value-type="float" office:value="16.63">
                <text:p>16.63</text:p>
              </table:table-cell>
              <table:table-cell office:value-type="float" office:value="23.14">
                <text:p>23.14</text:p>
              </table:table-cell>
            </table:table-row>
            <table:table-row>
              <table:table-cell office:value-type="string">
                <text:p>DCRAW</text:p>
              </table:table-cell>
              <table:table-cell office:value-type="float" office:value="66.6">
                <text:p>66.6</text:p>
              </table:table-cell>
              <table:table-cell office:value-type="float" office:value="114.72">
                <text:p>114.72</text:p>
              </table:table-cell>
              <table:table-cell office:value-type="float" office:value="78.06">
                <text:p>78.06</text:p>
              </table:table-cell>
              <table:table-cell office:value-type="float" office:value="87.97">
                <text:p>87.97</text:p>
              </table:table-cell>
            </table:table-row>
            <table:table-row>
              <table:table-cell office:value-type="string">
                <text:p>FLAC Audio Encoding</text:p>
              </table:table-cell>
              <table:table-cell office:value-type="float" office:value="9.06">
                <text:p>9.06</text:p>
              </table:table-cell>
              <table:table-cell office:value-type="float" office:value="15.67">
                <text:p>15.67</text:p>
              </table:table-cell>
              <table:table-cell office:value-type="float" office:value="13.29">
                <text:p>13.29</text:p>
              </table:table-cell>
              <table:table-cell office:value-type="float" office:value="10.17">
                <text:p>10.17</text:p>
              </table:table-cell>
            </table:table-row>
            <table:table-row>
              <table:table-cell office:value-type="string">
                <text:p>GNUPG</text:p>
              </table:table-cell>
              <table:table-cell office:value-type="float" office:value="9.1">
                <text:p>9.1</text:p>
              </table:table-cell>
              <table:table-cell office:value-type="float" office:value="16.3">
                <text:p>16.3</text:p>
              </table:table-cell>
              <table:table-cell office:value-type="float" office:value="10.24">
                <text:p>10.24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string">
                <text:p>Timed MAFFT Alignment</text:p>
              </table:table-cell>
              <table:table-cell office:value-type="float" office:value="11.7">
                <text:p>11.7</text:p>
              </table:table-cell>
              <table:table-cell office:value-type="float" office:value="25.44">
                <text:p>25.44</text:p>
              </table:table-cell>
              <table:table-cell office:value-type="float" office:value="16.1">
                <text:p>16.1</text:p>
              </table:table-cell>
              <table:table-cell office:value-type="float" office:value="15.12">
                <text:p>15.12</text:p>
              </table:table-cell>
            </table:table-row>
            <table:table-row>
              <table:table-cell office:value-type="string">
                <text:p>Timed MRBAYES Analysis</text:p>
              </table:table-cell>
              <table:table-cell office:value-type="float" office:value="26.69">
                <text:p>26.69</text:p>
              </table:table-cell>
              <table:table-cell office:value-type="float" office:value="45.94">
                <text:p>45.94</text:p>
              </table:table-cell>
              <table:table-cell office:value-type="float" office:value="28.2">
                <text:p>28.2</text:p>
              </table:table-cell>
              <table:table-cell office:value-type="float" office:value="33.76">
                <text:p>33.76</text:p>
              </table:table-cell>
            </table:table-row>
            <table:table-row>
              <table:table-cell office:value-type="string">
                <text:p>Timed MPlayer Compilation</text:p>
              </table:table-cell>
              <table:table-cell office:value-type="float" office:value="109.22">
                <text:p>109.22</text:p>
              </table:table-cell>
              <table:table-cell office:value-type="float" office:value="209.89">
                <text:p>209.89</text:p>
              </table:table-cell>
              <table:table-cell office:value-type="float" office:value="180.93">
                <text:p>180.93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Timed PHP Compilation</text:p>
              </table:table-cell>
              <table:table-cell office:value-type="float" office:value="59.45">
                <text:p>59.45</text:p>
              </table:table-cell>
              <table:table-cell office:value-type="float" office:value="122.64">
                <text:p>122.64</text:p>
              </table:table-cell>
              <table:table-cell office:value-type="float" office:value="100.44">
                <text:p>100.44</text:p>
              </table:table-cell>
              <table:table-cell office:value-type="float" office:value="92.67">
                <text:p>92.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0/content.xml><?xml version="1.0" encoding="utf-8"?>
<math xmlns="http://www.w3.org/1998/Math/MathML" display="block">
  <semantics>
    <mrow>
      <msub>
        <mi>x</mi>
        <mn>3</mn>
      </msub>
      <mo stretchy="false">=</mo>
      <mi mathvariant="italic">GNUPG</mi>
    </mrow>
    <annotation encoding="StarMath 5.0">x_3 = GNUPG</annotation>
  </semantics>
</math>
</file>

<file path=Object 11/content.xml><?xml version="1.0" encoding="utf-8"?>
<math xmlns="http://www.w3.org/1998/Math/MathML" display="block">
  <semantics>
    <mrow>
      <mrow>
        <msub>
          <mi>x</mi>
          <mn>4</mn>
        </msub>
        <mo stretchy="false">=</mo>
        <mi mathvariant="italic">Timed</mi>
      </mrow>
      <mi mathvariant="italic">MAFFT</mi>
      <mi mathvariant="italic">Alignment</mi>
    </mrow>
    <annotation encoding="StarMath 5.0">x_4 = Timed MAFFT Alignment</annotation>
  </semantics>
</math>
</file>

<file path=Object 12/content.xml><?xml version="1.0" encoding="utf-8"?>
<math xmlns="http://www.w3.org/1998/Math/MathML" display="block">
  <semantics>
    <mrow>
      <mrow>
        <msub>
          <mi>x</mi>
          <mn>6</mn>
        </msub>
        <mo stretchy="false">=</mo>
        <mi mathvariant="italic">Timed</mi>
      </mrow>
      <mi mathvariant="italic">MPlayer</mi>
      <mi mathvariant="italic">Compilation</mi>
    </mrow>
    <annotation encoding="StarMath 5.0">x_6 = Timed MPlayer Compilation</annotation>
  </semantics>
</math>
</file>

<file path=Object 13/content.xml><?xml version="1.0" encoding="utf-8"?>
<math xmlns="http://www.w3.org/1998/Math/MathML" display="block">
  <semantics>
    <mrow>
      <mrow>
        <msub>
          <mi>x</mi>
          <mn>7</mn>
        </msub>
        <mo stretchy="false">=</mo>
        <mi mathvariant="italic">Timed</mi>
      </mrow>
      <mi mathvariant="italic">PHP</mi>
      <mi mathvariant="italic">Compilation</mi>
    </mrow>
    <annotation encoding="StarMath 5.0">x_7 = Timed PHP Compilation</annotation>
  </semantics>
</math>
</file>

<file path=Object 14/content.xml><?xml version="1.0" encoding="utf-8"?>
<math xmlns="http://www.w3.org/1998/Math/MathML" display="block">
  <semantics>
    <mrow>
      <mi mathvariant="italic">Media</mi>
      <mrow>
        <msub>
          <mi mathvariant="italic">Aritmética</mi>
          <mi>p</mi>
        </msub>
        <mo stretchy="false">=</mo>
        <mfrac>
          <mrow>
            <mo fence="true" stretchy="false">(</mo>
            <mrow>
              <mrow>
                <mn>15</mn>
                <mrow>
                  <msub>
                    <mi>x</mi>
                    <mn>0</mn>
                  </msub>
                  <mo stretchy="false">+</mo>
                  <mn>30</mn>
                </mrow>
                <mrow>
                  <mrow>
                    <mo fence="true" stretchy="false">(</mo>
                    <mrow>
                      <mrow>
                        <msub>
                          <mi>x</mi>
                          <mn>2</mn>
                        </msub>
                        <mo stretchy="false">+</mo>
                        <msub>
                          <mi>x</mi>
                          <mn>6</mn>
                        </msub>
                      </mrow>
                    </mrow>
                    <mo fence="true" stretchy="false">)</mo>
                  </mrow>
                  <mo stretchy="false">+</mo>
                  <mn>5</mn>
                </mrow>
                <mrow>
                  <mo fence="true" stretchy="false">(</mo>
                  <mrow>
                    <mrow>
                      <msub>
                        <mi>x</mi>
                        <mn>1</mn>
                      </msub>
                      <mo stretchy="false">+</mo>
                      <msub>
                        <mi>x</mi>
                        <mn>3</mn>
                      </msub>
                      <mo stretchy="false">+</mo>
                      <msub>
                        <mi>x</mi>
                        <mn>4</mn>
                      </msub>
                      <mo stretchy="false">+</mo>
                      <msub>
                        <mi>x</mi>
                        <mn>5</mn>
                      </msub>
                      <mo stretchy="false">+</mo>
                      <msub>
                        <mi>x</mi>
                        <mn>7</mn>
                      </msub>
                    </mrow>
                  </mrow>
                  <mo fence="true" stretchy="false">)</mo>
                </mrow>
              </mrow>
            </mrow>
            <mo fence="true" stretchy="false">)</mo>
          </mrow>
          <mn>100</mn>
        </mfrac>
      </mrow>
    </mrow>
    <annotation encoding="StarMath 5.0">Media Aritmética_p = (15x_0+30(x_2+x_6)+5(x_1+x_3+x_4+x_5+x_7)) over 100</annotation>
  </semantics>
</math>
</file>

<file path=Object 15/content.xml><?xml version="1.0" encoding="utf-8"?>
<math xmlns="http://www.w3.org/1998/Math/MathML" display="block">
  <semantics>
    <mrow>
      <mi>A</mi>
      <mo stretchy="false">=</mo>
      <mfrac>
        <mrow>
          <mo fence="true" stretchy="false">(</mo>
          <mrow>
            <mrow>
              <mn>15</mn>
              <mrow>
                <mrow>
                  <mo fence="true" stretchy="false">(</mo>
                  <mrow>
                    <mn>15,17</mn>
                  </mrow>
                  <mo fence="true" stretchy="false">)</mo>
                </mrow>
                <mo stretchy="false">+</mo>
                <mn>30</mn>
              </mrow>
              <mrow>
                <mrow>
                  <mo fence="true" stretchy="false">(</mo>
                  <mrow>
                    <mrow>
                      <mn>9,06</mn>
                      <mo stretchy="false">+</mo>
                      <mn>109,22</mn>
                    </mrow>
                  </mrow>
                  <mo fence="true" stretchy="false">)</mo>
                </mrow>
                <mo stretchy="false">+</mo>
                <mn>5</mn>
              </mrow>
              <mrow>
                <mo fence="true" stretchy="false">(</mo>
                <mrow>
                  <mrow>
                    <mn>66,60</mn>
                    <mo stretchy="false">+</mo>
                    <mn>9,10</mn>
                    <mo stretchy="false">+</mo>
                    <mn>11,70</mn>
                    <mo stretchy="false">+</mo>
                    <mn>24,69</mn>
                    <mo stretchy="false">+</mo>
                    <mn>59,45</mn>
                  </mrow>
                </mrow>
                <mo fence="true" stretchy="false">)</mo>
              </mrow>
            </mrow>
          </mrow>
          <mo fence="true" stretchy="false">)</mo>
        </mrow>
        <mn>100</mn>
      </mfrac>
      <mo stretchy="false">=</mo>
      <mfrac>
        <mn>4633,65</mn>
        <mn>100</mn>
      </mfrac>
      <mo stretchy="false">=</mo>
      <mn>46,33</mn>
    </mrow>
    <annotation encoding="StarMath 5.0"> A = (15(15,17)+30(9,06+109,22)+5(66,60+9,10+11,70+24,69+59,45)) over 100  =4633,65 over 100  = 46,33</annotation>
  </semantics>
</math>
</file>

<file path=Object 16/content.xml><?xml version="1.0" encoding="utf-8"?>
<math xmlns="http://www.w3.org/1998/Math/MathML" display="block">
  <semantics>
    <mrow>
      <mi>B</mi>
      <mo stretchy="false">=</mo>
      <mfrac>
        <mrow>
          <mo fence="true" stretchy="false">(</mo>
          <mrow>
            <mrow>
              <mn>15</mn>
              <mrow>
                <mrow>
                  <mo fence="true" stretchy="false">(</mo>
                  <mrow>
                    <mn>26,52</mn>
                  </mrow>
                  <mo fence="true" stretchy="false">)</mo>
                </mrow>
                <mo stretchy="false">+</mo>
                <mn>30</mn>
              </mrow>
              <mrow>
                <mrow>
                  <mo fence="true" stretchy="false">(</mo>
                  <mrow>
                    <mrow>
                      <mn>15,67</mn>
                      <mo stretchy="false">+</mo>
                      <mn>209,89</mn>
                    </mrow>
                  </mrow>
                  <mo fence="true" stretchy="false">)</mo>
                </mrow>
                <mo stretchy="false">+</mo>
                <mn>5</mn>
              </mrow>
              <mrow>
                <mo fence="true" stretchy="false">(</mo>
                <mrow>
                  <mrow>
                    <mn>114,72</mn>
                    <mo stretchy="false">+</mo>
                    <mn>16,30</mn>
                    <mo stretchy="false">+</mo>
                    <mn>25,44</mn>
                    <mo stretchy="false">+</mo>
                    <mn>45,94</mn>
                    <mo stretchy="false">+</mo>
                    <mn>122,64</mn>
                  </mrow>
                </mrow>
                <mo fence="true" stretchy="false">)</mo>
              </mrow>
            </mrow>
          </mrow>
          <mo fence="true" stretchy="false">)</mo>
        </mrow>
        <mn>100</mn>
      </mfrac>
      <mo stretchy="false">=</mo>
      <mfrac>
        <mn>8789,8</mn>
        <mn>100</mn>
      </mfrac>
      <mo stretchy="false">=</mo>
      <mn>87,89</mn>
    </mrow>
    <annotation encoding="StarMath 5.0"> B = (15(26,52)+30(15,67+209,89)+5(114,72+16,30+25,44+45,94+122,64)) over 100  =8789,8 over 100  = 87,89</annotation>
  </semantics>
</math>
</file>

<file path=Object 17/content.xml><?xml version="1.0" encoding="utf-8"?>
<math xmlns="http://www.w3.org/1998/Math/MathML" display="block">
  <semantics>
    <mrow>
      <mi>C</mi>
      <mo stretchy="false">=</mo>
      <mfrac>
        <mrow>
          <mo fence="true" stretchy="false">(</mo>
          <mrow>
            <mrow>
              <mn>15</mn>
              <mrow>
                <mrow>
                  <mo fence="true" stretchy="false">(</mo>
                  <mrow>
                    <mn>16,63</mn>
                  </mrow>
                  <mo fence="true" stretchy="false">)</mo>
                </mrow>
                <mo stretchy="false">+</mo>
                <mn>30</mn>
              </mrow>
              <mrow>
                <mrow>
                  <mo fence="true" stretchy="false">(</mo>
                  <mrow>
                    <mrow>
                      <mn>13,29</mn>
                      <mo stretchy="false">+</mo>
                      <mn>180,93</mn>
                    </mrow>
                  </mrow>
                  <mo fence="true" stretchy="false">)</mo>
                </mrow>
                <mo stretchy="false">+</mo>
                <mn>5</mn>
              </mrow>
              <mrow>
                <mo fence="true" stretchy="false">(</mo>
                <mrow>
                  <mrow>
                    <mn>78,06</mn>
                    <mo stretchy="false">+</mo>
                    <mn>10,24</mn>
                    <mo stretchy="false">+</mo>
                    <mn>16,10</mn>
                    <mo stretchy="false">+</mo>
                    <mn>28,20</mn>
                    <mo stretchy="false">+</mo>
                    <mn>100,44</mn>
                  </mrow>
                </mrow>
                <mo fence="true" stretchy="false">)</mo>
              </mrow>
            </mrow>
          </mrow>
          <mo fence="true" stretchy="false">)</mo>
        </mrow>
        <mn>100</mn>
      </mfrac>
      <mo stretchy="false">=</mo>
      <mfrac>
        <mn>7241,25</mn>
        <mn>100</mn>
      </mfrac>
      <mo stretchy="false">=</mo>
      <mn>72,41</mn>
    </mrow>
    <annotation encoding="StarMath 5.0"> C = (15(16,63)+30(13,29+180,93)+5(78,06+10,24+16,10+28,20+100,44)) over 100  =7241,25 over 100  = 72,41</annotation>
  </semantics>
</math>
</file>

<file path=Object 18/content.xml><?xml version="1.0" encoding="utf-8"?>
<math xmlns="http://www.w3.org/1998/Math/MathML" display="block">
  <semantics>
    <mroot>
      <mrow>
        <mrow>
          <mo fence="true" stretchy="false">(</mo>
          <mrow>
            <mfrac>
              <mn>15,17</mn>
              <mn>23,14</mn>
            </mfrac>
          </mrow>
          <mo fence="true" stretchy="false">)</mo>
        </mrow>
        <mrow>
          <mo fence="true" stretchy="false">(</mo>
          <mrow>
            <mfrac>
              <mn>66,6</mn>
              <mn>87,97</mn>
            </mfrac>
          </mrow>
          <mo fence="true" stretchy="false">)</mo>
        </mrow>
        <mrow>
          <mo fence="true" stretchy="false">(</mo>
          <mrow>
            <mfrac>
              <mn>9,06</mn>
              <mn>10,17</mn>
            </mfrac>
          </mrow>
          <mo fence="true" stretchy="false">)</mo>
        </mrow>
        <mrow>
          <mo fence="true" stretchy="false">(</mo>
          <mrow>
            <mfrac>
              <mn>9,10</mn>
              <mn>12,13</mn>
            </mfrac>
          </mrow>
          <mo fence="true" stretchy="false">)</mo>
        </mrow>
        <mrow>
          <mo fence="true" stretchy="false">(</mo>
          <mrow>
            <mfrac>
              <mn>11,7</mn>
              <mn>15,12</mn>
            </mfrac>
          </mrow>
          <mo fence="true" stretchy="false">)</mo>
        </mrow>
        <mrow>
          <mo fence="true" stretchy="false">(</mo>
          <mrow>
            <mfrac>
              <mn>24,69</mn>
              <mn>33,76</mn>
            </mfrac>
          </mrow>
          <mo fence="true" stretchy="false">)</mo>
        </mrow>
        <mrow>
          <mo fence="true" stretchy="false">(</mo>
          <mrow>
            <mfrac>
              <mn>109,22</mn>
              <mn>3,72</mn>
            </mfrac>
          </mrow>
          <mo fence="true" stretchy="false">)</mo>
        </mrow>
        <mrow>
          <mo fence="true" stretchy="false">(</mo>
          <mrow>
            <mfrac>
              <mn>59,45</mn>
              <mn>92,47</mn>
            </mfrac>
          </mrow>
          <mo fence="true" stretchy="false">)</mo>
        </mrow>
      </mrow>
      <mn>8</mn>
    </mroot>
    <annotation encoding="StarMath 5.0">nroot{8}{ ({15,17} over {23,14})( {66,6} over {87,97} )( {9,06} over {10,17} )( {9,10} over {12,13} )( {11,7} over {15,12} )( {24,69} over {33,76} )( {109,22} over {3,72} )( {59,45} over {92,47} ) } </annotation>
  </semantics>
</math>
</file>

<file path=Object 19/content.xml><?xml version="1.0" encoding="utf-8"?>
<math xmlns="http://www.w3.org/1998/Math/MathML" display="block">
  <semantics>
    <mrow>
      <mrow/>
      <mrow>
        <mroot>
          <mrow>
            <mrow>
              <mo fence="true" stretchy="false">(</mo>
              <mrow>
                <mn>,655</mn>
              </mrow>
              <mo fence="true" stretchy="false">)</mo>
            </mrow>
            <mrow>
              <mo fence="true" stretchy="false">(</mo>
              <mrow>
                <mn>,757</mn>
              </mrow>
              <mo fence="true" stretchy="false">)</mo>
            </mrow>
            <mrow>
              <mo fence="true" stretchy="false">(</mo>
              <mrow>
                <mn>,8908</mn>
              </mrow>
              <mo fence="true" stretchy="false">)</mo>
            </mrow>
            <mrow>
              <mo fence="true" stretchy="false">(</mo>
              <mrow>
                <mn>,7502</mn>
              </mrow>
              <mo fence="true" stretchy="false">)</mo>
            </mrow>
            <mrow>
              <mo fence="true" stretchy="false">(</mo>
              <mrow>
                <mn>,773</mn>
              </mrow>
              <mo fence="true" stretchy="false">)</mo>
            </mrow>
            <mrow>
              <mo fence="true" stretchy="false">(</mo>
              <mrow>
                <mn>,7313</mn>
              </mrow>
              <mo fence="true" stretchy="false">)</mo>
            </mrow>
            <mrow>
              <mo fence="true" stretchy="false">(</mo>
              <mrow>
                <mn>29,36</mn>
              </mrow>
              <mo fence="true" stretchy="false">)</mo>
            </mrow>
            <mrow>
              <mo fence="true" stretchy="false">(</mo>
              <mrow>
                <mn>,641</mn>
              </mrow>
              <mo fence="true" stretchy="false">)</mo>
            </mrow>
          </mrow>
          <mn>8</mn>
        </mroot>
        <mo stretchy="false">=</mo>
        <mn>1,42</mn>
      </mrow>
    </mrow>
    <annotation encoding="StarMath 5.0">= nroot{ 8}{(,655)(,757)(,8908)(,7502)(,773)(,7313)(29,36)(,641)} = 1,42</annotation>
  </semantics>
</math>
</file>

<file path=Object 2/content.xml><?xml version="1.0" encoding="utf-8"?>
<math xmlns="http://www.w3.org/1998/Math/MathML" display="block">
  <semantics>
    <mrow>
      <mrow>
        <mfrac>
          <mrow>
            <mo fence="true" stretchy="false">(</mo>
            <mrow>
              <mrow>
                <mn>15,17</mn>
                <mo stretchy="false">+</mo>
                <mn>66,60</mn>
                <mo stretchy="false">+</mo>
                <mn>9,06</mn>
                <mo stretchy="false">+</mo>
                <mn>9,10</mn>
                <mo stretchy="false">+</mo>
                <mn>11,70</mn>
                <mo stretchy="false">+</mo>
                <mn>24,69</mn>
                <mo stretchy="false">+</mo>
                <mn>109,22</mn>
                <mo stretchy="false">+</mo>
                <mn>59,45</mn>
              </mrow>
            </mrow>
            <mo fence="true" stretchy="false">)</mo>
          </mrow>
          <mn>8</mn>
        </mfrac>
        <mo stretchy="false">=</mo>
        <mfrac>
          <mn>304,99</mn>
          <mn>8</mn>
        </mfrac>
        <mo stretchy="false">=</mo>
        <mn>38,12</mn>
      </mrow>
      <mfrac>
        <mi mathvariant="italic">Segundos</mi>
        <mi mathvariant="italic">Benchmark</mi>
      </mfrac>
    </mrow>
    <annotation encoding="StarMath 5.0"> (15,17+66,60+9,06+9,10+11,70+24,69+109,22+59,45) over 8 = 304,99 over 8 = 38,12  Segundos over Benchmark  </annotation>
  </semantics>
</math>
</file>

<file path=Object 20/content.xml><?xml version="1.0" encoding="utf-8"?>
<math xmlns="http://www.w3.org/1998/Math/MathML" display="block">
  <semantics>
    <mroot>
      <mrow>
        <mrow>
          <mo fence="true" stretchy="false">(</mo>
          <mrow>
            <mfrac>
              <mn>26,52</mn>
              <mn>23,14</mn>
            </mfrac>
          </mrow>
          <mo fence="true" stretchy="false">)</mo>
        </mrow>
        <mrow>
          <mo fence="true" stretchy="false">(</mo>
          <mrow>
            <mfrac>
              <mn>114,72</mn>
              <mn>87,97</mn>
            </mfrac>
          </mrow>
          <mo fence="true" stretchy="false">)</mo>
        </mrow>
        <mrow>
          <mo fence="true" stretchy="false">(</mo>
          <mrow>
            <mfrac>
              <mn>15,67</mn>
              <mn>10,17</mn>
            </mfrac>
          </mrow>
          <mo fence="true" stretchy="false">)</mo>
        </mrow>
        <mrow>
          <mo fence="true" stretchy="false">(</mo>
          <mrow>
            <mfrac>
              <mn>16,30</mn>
              <mn>12,13</mn>
            </mfrac>
          </mrow>
          <mo fence="true" stretchy="false">)</mo>
        </mrow>
        <mrow>
          <mo fence="true" stretchy="false">(</mo>
          <mrow>
            <mfrac>
              <mn>25,44</mn>
              <mn>15,12</mn>
            </mfrac>
          </mrow>
          <mo fence="true" stretchy="false">)</mo>
        </mrow>
        <mrow>
          <mo fence="true" stretchy="false">(</mo>
          <mrow>
            <mfrac>
              <mn>45,94</mn>
              <mn>33,76</mn>
            </mfrac>
          </mrow>
          <mo fence="true" stretchy="false">)</mo>
        </mrow>
        <mrow>
          <mo fence="true" stretchy="false">(</mo>
          <mrow>
            <mfrac>
              <mn>209,89</mn>
              <mn>3,72</mn>
            </mfrac>
          </mrow>
          <mo fence="true" stretchy="false">)</mo>
        </mrow>
        <mrow>
          <mo fence="true" stretchy="false">(</mo>
          <mrow>
            <mfrac>
              <mn>122,64</mn>
              <mn>92,47</mn>
            </mfrac>
          </mrow>
          <mo fence="true" stretchy="false">)</mo>
        </mrow>
      </mrow>
      <mn>8</mn>
    </mroot>
    <annotation encoding="StarMath 5.0">nroot{8}{ ({26,52} over {23,14})( {114,72} over {87,97} )( {15,67} over {10,17} )( {16,30} over {12,13} )( {25,44} over {15,12} )( {45,94} over {33,76} )( {209,89} over {3,72} )( {122,64} over {92,47} ) } </annotation>
  </semantics>
</math>
</file>

<file path=Object 21/content.xml><?xml version="1.0" encoding="utf-8"?>
<math xmlns="http://www.w3.org/1998/Math/MathML" display="block">
  <semantics>
    <mrow>
      <mrow/>
      <mrow>
        <mroot>
          <mrow>
            <mrow>
              <mo fence="true" stretchy="false">(</mo>
              <mrow>
                <mn>1,14</mn>
              </mrow>
              <mo fence="true" stretchy="false">)</mo>
            </mrow>
            <mrow>
              <mo fence="true" stretchy="false">(</mo>
              <mrow>
                <mn>1,3</mn>
              </mrow>
              <mo fence="true" stretchy="false">)</mo>
            </mrow>
            <mrow>
              <mo fence="true" stretchy="false">(</mo>
              <mrow>
                <mn>1,54</mn>
              </mrow>
              <mo fence="true" stretchy="false">)</mo>
            </mrow>
            <mrow>
              <mo fence="true" stretchy="false">(</mo>
              <mrow>
                <mn>1,34</mn>
              </mrow>
              <mo fence="true" stretchy="false">)</mo>
            </mrow>
            <mrow>
              <mo fence="true" stretchy="false">(</mo>
              <mrow>
                <mn>1,68</mn>
              </mrow>
              <mo fence="true" stretchy="false">)</mo>
            </mrow>
            <mrow>
              <mo fence="true" stretchy="false">(</mo>
              <mrow>
                <mn>1,36</mn>
              </mrow>
              <mo fence="true" stretchy="false">)</mo>
            </mrow>
            <mrow>
              <mo fence="true" stretchy="false">(</mo>
              <mrow>
                <mn>56,42</mn>
              </mrow>
              <mo fence="true" stretchy="false">)</mo>
            </mrow>
            <mrow>
              <mo fence="true" stretchy="false">(</mo>
              <mrow>
                <mn>1,32</mn>
              </mrow>
              <mo fence="true" stretchy="false">)</mo>
            </mrow>
          </mrow>
          <mn>8</mn>
        </mroot>
        <mo stretchy="false">=</mo>
        <mn>2,18</mn>
      </mrow>
    </mrow>
    <annotation encoding="StarMath 5.0">= nroot{ 8}{(1,14)(1,3)(1,54)(1,34)(1,68)(1,36)(56,42)(1,32)} = 2,18</annotation>
  </semantics>
</math>
</file>

<file path=Object 22/content.xml><?xml version="1.0" encoding="utf-8"?>
<math xmlns="http://www.w3.org/1998/Math/MathML" display="block">
  <semantics>
    <mroot>
      <mrow>
        <mrow>
          <mo fence="true" stretchy="false">(</mo>
          <mrow>
            <mfrac>
              <mn>16,63</mn>
              <mn>23,14</mn>
            </mfrac>
          </mrow>
          <mo fence="true" stretchy="false">)</mo>
        </mrow>
        <mrow>
          <mo fence="true" stretchy="false">(</mo>
          <mrow>
            <mfrac>
              <mn>78,06</mn>
              <mn>87,97</mn>
            </mfrac>
          </mrow>
          <mo fence="true" stretchy="false">)</mo>
        </mrow>
        <mrow>
          <mo fence="true" stretchy="false">(</mo>
          <mrow>
            <mfrac>
              <mn>13,29</mn>
              <mn>10,17</mn>
            </mfrac>
          </mrow>
          <mo fence="true" stretchy="false">)</mo>
        </mrow>
        <mrow>
          <mo fence="true" stretchy="false">(</mo>
          <mrow>
            <mfrac>
              <mn>10,24</mn>
              <mn>12,13</mn>
            </mfrac>
          </mrow>
          <mo fence="true" stretchy="false">)</mo>
        </mrow>
        <mrow>
          <mo fence="true" stretchy="false">(</mo>
          <mrow>
            <mfrac>
              <mn>16,10</mn>
              <mn>15,12</mn>
            </mfrac>
          </mrow>
          <mo fence="true" stretchy="false">)</mo>
        </mrow>
        <mrow>
          <mo fence="true" stretchy="false">(</mo>
          <mrow>
            <mfrac>
              <mn>28,20</mn>
              <mn>33,76</mn>
            </mfrac>
          </mrow>
          <mo fence="true" stretchy="false">)</mo>
        </mrow>
        <mrow>
          <mo fence="true" stretchy="false">(</mo>
          <mrow>
            <mfrac>
              <mn>180,93</mn>
              <mn>3,72</mn>
            </mfrac>
          </mrow>
          <mo fence="true" stretchy="false">)</mo>
        </mrow>
        <mrow>
          <mo fence="true" stretchy="false">(</mo>
          <mrow>
            <mfrac>
              <mn>100,44</mn>
              <mn>92,47</mn>
            </mfrac>
          </mrow>
          <mo fence="true" stretchy="false">)</mo>
        </mrow>
      </mrow>
      <mn>8</mn>
    </mroot>
    <annotation encoding="StarMath 5.0">nroot{8}{ ({16,63} over {23,14})( {78,06} over {87,97} )( {13,29} over {10,17} )( {10,24} over {12,13} )( {16,10} over {15,12} )( {28,20} over {33,76} )( {180,93} over {3,72} )( {100,44} over {92,47} ) } </annotation>
  </semantics>
</math>
</file>

<file path=Object 23/content.xml><?xml version="1.0" encoding="utf-8"?>
<math xmlns="http://www.w3.org/1998/Math/MathML" display="block">
  <semantics>
    <mrow>
      <mrow/>
      <mrow>
        <mroot>
          <mrow>
            <mrow>
              <mo fence="true" stretchy="false">(</mo>
              <mrow>
                <mn>,718</mn>
              </mrow>
              <mo fence="true" stretchy="false">)</mo>
            </mrow>
            <mrow>
              <mo fence="true" stretchy="false">(</mo>
              <mrow>
                <mn>,887</mn>
              </mrow>
              <mo fence="true" stretchy="false">)</mo>
            </mrow>
            <mrow>
              <mo fence="true" stretchy="false">(</mo>
              <mrow>
                <mn>1,30</mn>
              </mrow>
              <mo fence="true" stretchy="false">)</mo>
            </mrow>
            <mrow>
              <mo fence="true" stretchy="false">(</mo>
              <mrow>
                <mn>,844</mn>
              </mrow>
              <mo fence="true" stretchy="false">)</mo>
            </mrow>
            <mrow>
              <mo fence="true" stretchy="false">(</mo>
              <mrow>
                <mn>1,06</mn>
              </mrow>
              <mo fence="true" stretchy="false">)</mo>
            </mrow>
            <mrow>
              <mo fence="true" stretchy="false">(</mo>
              <mrow>
                <mn>,835</mn>
              </mrow>
              <mo fence="true" stretchy="false">)</mo>
            </mrow>
            <mrow>
              <mo fence="true" stretchy="false">(</mo>
              <mrow>
                <mn>48,63</mn>
              </mrow>
              <mo fence="true" stretchy="false">)</mo>
            </mrow>
            <mrow>
              <mo fence="true" stretchy="false">(</mo>
              <mrow>
                <mn>1,08</mn>
              </mrow>
              <mo fence="true" stretchy="false">)</mo>
            </mrow>
          </mrow>
          <mn>8</mn>
        </mroot>
        <mo stretchy="false">=</mo>
        <mn>1,54</mn>
      </mrow>
    </mrow>
    <annotation encoding="StarMath 5.0">= nroot{ 8}{(,718)(,887)(1,30)(,844)(1,06)(,835)(48,63)(1,08)} = 1,54</annotation>
  </semantics>
</math>
</file>

<file path=Object 3/content.xml><?xml version="1.0" encoding="utf-8"?>
<math xmlns="http://www.w3.org/1998/Math/MathML" display="block">
  <semantics>
    <mrow>
      <mrow>
        <mfrac>
          <mrow>
            <mo fence="true" stretchy="false">(</mo>
            <mrow>
              <mrow>
                <mn>26,52</mn>
                <mo stretchy="false">+</mo>
                <mn>114,72</mn>
                <mo stretchy="false">+</mo>
                <mn>15,67</mn>
                <mo stretchy="false">+</mo>
                <mn>16,30</mn>
                <mo stretchy="false">+</mo>
                <mn>25,44</mn>
                <mo stretchy="false">+</mo>
                <mn>45,94</mn>
                <mo stretchy="false">+</mo>
                <mn>209,89</mn>
                <mo stretchy="false">+</mo>
                <mn>122,64</mn>
              </mrow>
            </mrow>
            <mo fence="true" stretchy="false">)</mo>
          </mrow>
          <mn>8</mn>
        </mfrac>
        <mo stretchy="false">=</mo>
        <mfrac>
          <mn>577,12</mn>
          <mn>8</mn>
        </mfrac>
        <mo stretchy="false">=</mo>
        <mn>72,14</mn>
      </mrow>
      <mfrac>
        <mi mathvariant="italic">Segundos</mi>
        <mi mathvariant="italic">Benchmark</mi>
      </mfrac>
    </mrow>
    <annotation encoding="StarMath 5.0">  (26,52+114,72+15,67+16,30+25,44+45,94+209,89+122,64) over 8  = 577,12 over 8 = 72,14  Segundos over Benchmark  </annotation>
  </semantics>
</math>
</file>

<file path=Object 4/content.xml><?xml version="1.0" encoding="utf-8"?>
<math xmlns="http://www.w3.org/1998/Math/MathML" display="block">
  <semantics>
    <mrow>
      <mrow>
        <mfrac>
          <mrow>
            <mo fence="true" stretchy="false">(</mo>
            <mrow>
              <mrow>
                <mn>16,63</mn>
                <mo stretchy="false">+</mo>
                <mn>78,06</mn>
                <mo stretchy="false">+</mo>
                <mn>13,29</mn>
                <mo stretchy="false">+</mo>
                <mn>10,24</mn>
                <mo stretchy="false">+</mo>
                <mn>16,10</mn>
                <mo stretchy="false">+</mo>
                <mn>28,20</mn>
                <mo stretchy="false">+</mo>
                <mn>180,93</mn>
                <mo stretchy="false">+</mo>
                <mn>100,44</mn>
              </mrow>
            </mrow>
            <mo fence="true" stretchy="false">)</mo>
          </mrow>
          <mn>8</mn>
        </mfrac>
        <mo stretchy="false">=</mo>
        <mfrac>
          <mn>444,5</mn>
          <mn>8</mn>
        </mfrac>
        <mo stretchy="false">=</mo>
        <mn>55,56</mn>
      </mrow>
      <mfrac>
        <mi mathvariant="italic">Segundos</mi>
        <mi mathvariant="italic">Benchmark</mi>
      </mfrac>
    </mrow>
    <annotation encoding="StarMath 5.0"> (16,63+78,06+13,29+10,24+16,10+28,20+180,93+100,44) over 8  = 444,5 over 8 = 55,56 Segundos over Benchmark</annotation>
  </semantics>
</math>
</file>

<file path=Object 5/content.xml><?xml version="1.0" encoding="utf-8"?>
<math xmlns="http://www.w3.org/1998/Math/MathML" display="block">
  <semantics>
    <mrow>
      <mrow>
        <mfrac>
          <mrow>
            <mo fence="true" stretchy="false">(</mo>
            <mrow>
              <mrow>
                <mn>23,14</mn>
                <mo stretchy="false">+</mo>
                <mn>87,97</mn>
                <mo stretchy="false">+</mo>
                <mn>10,17</mn>
                <mo stretchy="false">+</mo>
                <mn>12,13</mn>
                <mo stretchy="false">+</mo>
                <mn>15,12</mn>
                <mo stretchy="false">+</mo>
                <mn>33,76</mn>
                <mo stretchy="false">+</mo>
                <mn>3,72</mn>
                <mo stretchy="false">+</mo>
                <mn>92,67</mn>
              </mrow>
            </mrow>
            <mo fence="true" stretchy="false">)</mo>
          </mrow>
          <mn>8</mn>
        </mfrac>
        <mo stretchy="false">=</mo>
        <mfrac>
          <mn>278,68</mn>
          <mn>8</mn>
        </mfrac>
        <mo stretchy="false">=</mo>
        <mn>34,83</mn>
      </mrow>
      <mfrac>
        <mi mathvariant="italic">Segundos</mi>
        <mi mathvariant="italic">Benchmark</mi>
      </mfrac>
    </mrow>
    <annotation encoding="StarMath 5.0">  (23,14+87,97+10,17+12,13+15,12+33,76+3,72+92,67) over 8  = 278,68 over 8 = 34,83  Segundos over Benchmark </annotation>
  </semantics>
</math>
</file>

<file path=Object 6/content.xml><?xml version="1.0" encoding="utf-8"?>
<math xmlns="http://www.w3.org/1998/Math/MathML" display="block">
  <semantics>
    <mrow>
      <mrow>
        <msub>
          <mi>x</mi>
          <mn>0</mn>
        </msub>
        <mo stretchy="false">=</mo>
        <mi mathvariant="italic">GZIP</mi>
      </mrow>
      <mi mathvariant="italic">Compression</mi>
    </mrow>
    <annotation encoding="StarMath 5.0">x_0 = GZIP Compression</annotation>
  </semantics>
</math>
</file>

<file path=Object 7/content.xml><?xml version="1.0" encoding="utf-8"?>
<math xmlns="http://www.w3.org/1998/Math/MathML" display="block">
  <semantics>
    <mrow>
      <mrow>
        <msub>
          <mi>x</mi>
          <mn>5</mn>
        </msub>
        <mo stretchy="false">=</mo>
        <mi mathvariant="italic">Timed</mi>
      </mrow>
      <mi mathvariant="italic">MRBAYES</mi>
      <mi mathvariant="italic">Analysis</mi>
    </mrow>
    <annotation encoding="StarMath 5.0">x_5 = Timed MRBAYES Analysis</annotation>
  </semantics>
</math>
</file>

<file path=Object 8/content.xml><?xml version="1.0" encoding="utf-8"?>
<math xmlns="http://www.w3.org/1998/Math/MathML" display="block">
  <semantics>
    <mrow>
      <msub>
        <mi>x</mi>
        <mn>1</mn>
      </msub>
      <mo stretchy="false">=</mo>
      <mi mathvariant="italic">DCRAW</mi>
    </mrow>
    <annotation encoding="StarMath 5.0">x_1 = DCRAW
</annotation>
  </semantics>
</math>
</file>

<file path=Object 9/content.xml><?xml version="1.0" encoding="utf-8"?>
<math xmlns="http://www.w3.org/1998/Math/MathML" display="block">
  <semantics>
    <mrow>
      <mrow>
        <msub>
          <mi>x</mi>
          <mn>2</mn>
        </msub>
        <mo stretchy="false">=</mo>
        <mi mathvariant="italic">FLAC</mi>
      </mrow>
      <mi mathvariant="italic">Audio</mi>
      <mi mathvariant="italic">Encoding</mi>
    </mrow>
    <annotation encoding="StarMath 5.0">x_2= FLAC Audio Encoding</annotation>
  </semantics>
</math>
</file>